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180c6a" officeooo:paragraph-rsid="00180c6a"/>
    </style:style>
    <style:style style:name="P2" style:family="paragraph" style:parent-style-name="Standard">
      <style:text-properties officeooo:rsid="00168cc5" officeooo:paragraph-rsid="00168cc5"/>
    </style:style>
    <style:style style:name="P3" style:family="paragraph" style:parent-style-name="Standard">
      <style:text-properties officeooo:rsid="00180d7a" officeooo:paragraph-rsid="00180d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tex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x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08:20:28.121000000</meta:creation-date>
    <dc:date>2014-03-26T08:23:52.766000000</dc:date>
    <meta:editing-duration>PT51S</meta:editing-duration>
    <meta:editing-cycles>3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